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0.001cm" table:align="margins" style:shadow="none"/>
    </style:style>
    <style:style style:name="Tabella1.A" style:family="table-column">
      <style:table-column-properties style:column-width="6.904cm" style:rel-column-width="45238*"/>
    </style:style>
    <style:style style:name="Tabella1.B" style:family="table-column">
      <style:table-column-properties style:column-width="3.097cm" style:rel-column-width="20297*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min-row-height="7.001cm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rsid="001b8116" officeooo:paragraph-rsid="001b8116" style:font-size-asian="6pt" style:font-size-complex="6pt"/>
    </style:style>
    <style:style style:name="P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63910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T1" style:family="text">
      <style:text-properties officeooo:rsid="001194f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3"><text:placeholder text:placeholder-type="text">&lt;for each="o in objects"&gt;</text:placeholder></text:p>
          </table:table-cell>
          <table:covered-table-cell/>
        </table:table-row>
        <table:table-row table:style-name="Tabella1.2">
          <table:table-cell table:style-name="Tabella1.A1" office:value-type="string">
            <text:p text:style-name="Table_20_Contents"><draw:frame draw:style-name="fr1" draw:name="image: asimage(o.draw_image_a)" text:anchor-type="as-char" svg:y="-5.263cm" style:rel-width="100%" svg:height="16.39cm" style:rel-height="scale" draw:z-index="0"><draw:text-box fo:min-width="19.808cm"><text:p text:style-name="P6"/><text:p text:style-name="P5"/><text:p text:style-name="P5"/></draw:text-box></draw:frame></text:p>
          </table:table-cell>
          <table:table-cell table:style-name="Tabella1.A1" office:value-type="string">
            <text:p text:style-name="P3"><text:span text:style-name="T1">Scheda: </text:span><text:placeholder text:placeholder-type="text">&lt;o.name&gt;</text:placeholder></text:p>
            <text:p text:style-name="P2">Stagione:<text:placeholder text:placeholder-type="text">&lt;o.season_id.name or ''&gt;</text:placeholder></text:p>
            <text:p text:style-name="P1"/>
          </table:table-cell>
        </table:table-row>
        <table:table-row>
          <table:table-cell table:style-name="Tabella1.A1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2">
          <style:column style:rel-width="5670*" fo:start-indent="0cm" fo:end-indent="0cm"/>
          <style:column style:rel-width="5670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5-07T15:19:49.624140132</dc:date>
    <dc:creator>thebrush </dc:creator>
    <meta:editing-duration>PT3H50M27S</meta:editing-duration>
    <meta:editing-cycles>18</meta:editing-cycles>
    <meta:document-statistic meta:table-count="1" meta:image-count="0" meta:object-count="0" meta:page-count="1" meta:paragraph-count="5" meta:word-count="10" meta:character-count="80" meta:non-whitespace-character-count="74"/>
  </office:meta>
</office:document-meta>
</file>